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margin-top="0.212cm" fo:margin-bottom="0cm" loext:contextual-spacing="false" fo:text-align="start" style:justify-single-word="false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.501cm" fo:margin-right="0cm" fo:margin-top="0.212cm" fo:margin-bottom="0cm" loext:contextual-spacing="false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  <style:text-properties officeooo:paragraph-rsid="00266b9c"/>
    </style:style>
    <style:style style:name="P16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officeooo:paragraph-rsid="001ec532" style:font-size-asian="14pt" style:font-size-complex="14pt"/>
    </style:style>
    <style:style style:name="P18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.056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.019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fo:font-size="14pt" fo:language="en" fo:country="US" officeooo:rsid="001dcf08" style:font-size-asian="12.25pt" style:font-size-complex="14pt"/>
    </style:style>
    <style:style style:name="P21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7dd5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color="#000000" style:font-name="Times New Roman" fo:font-size="14pt" style:font-name-asian="Minion Pro" style:font-size-asian="14pt" style:font-name-complex="Minion Pro" style:font-size-complex="14pt"/>
    </style:style>
    <style:style style:name="T7" style:family="text">
      <style:text-properties fo:color="#000000" style:font-name="Times New Roman" fo:font-size="14pt" officeooo:rsid="0028170d" style:font-name-asian="Minion Pro" style:font-size-asian="14pt" style:font-name-complex="Minion Pro" style:font-size-complex="14pt"/>
    </style:style>
    <style:style style:name="T8" style:family="text">
      <style:text-properties fo:color="#000000" style:font-name="Times New Roman" fo:font-size="14pt" officeooo:rsid="002b36d7" style:font-name-asian="Minion Pro" style:font-size-asian="14pt" style:font-name-complex="Minion Pro" style:font-size-complex="14pt"/>
    </style:style>
    <style:style style:name="T9" style:family="text">
      <style:text-properties fo:color="#000000" style:font-name="Times New Roman" fo:font-size="14pt" officeooo:rsid="00266b9c" style:font-name-asian="Minion Pro" style:font-size-asian="14pt" style:font-name-complex="Minion Pro" style:font-size-complex="14pt"/>
    </style:style>
    <style:style style:name="T10" style:family="text">
      <style:text-properties fo:color="#000000" style:font-name="Times New Roman" fo:font-size="14pt" fo:language="ru" fo:country="RU" officeooo:rsid="0028170d" style:font-name-asian="Minion Pro" style:font-size-asian="14pt" style:font-name-complex="Minion Pro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66b9c" style:font-size-asian="14pt" style:font-size-complex="14pt"/>
    </style:style>
    <style:style style:name="T13" style:family="text">
      <style:text-properties officeooo:rsid="00157dd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</office:automatic-styles>
  <office:body>
    <office:text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21">ФГАОУ ВО «Уральский федеральный университет </text:p>
      <text:p text:style-name="P6">имени первого Президента России Б.Н.Ельцина»<text:line-break/>Центр ускоренного обучения</text:p>
      <text:p text:style-name="P5"/>
      <text:p text:style-name="P7"><text:s text:c="2"/>УТВЕРЖДАЮ:<text:tab/></text:p>
      <text:p text:style-name="P7">Директор ЦУО ИРИТ РТФ</text:p>
      <text:p text:style-name="P7"/>
      <text:p text:style-name="P7">_________________</text:p>
      <text:p text:style-name="P7">С.И.Тимошенко</text:p>
      <text:p text:style-name="P7">«__» _________ 201<text:span text:style-name="T13">8</text:span>г.</text:p>
      <text:p text:style-name="P10"/>
      <text:p text:style-name="P10"/>
      <text:p text:style-name="P9">ЗАДАНИЕ</text:p>
      <text:p text:style-name="P6">на курсовую работу по дисциплине</text:p>
      <text:p text:style-name="P6">«<text:span text:style-name="T5">Информатика и программирование</text:span>»</text:p>
      <text:p text:style-name="P5"/>
      <text:p text:style-name="P8">Студент группы<text:tab/><text:tab/><text:tab/><text:tab/><text:tab/>РИВ-<text:span text:style-name="T13">3</text:span>5002<text:span text:style-name="T13">3</text:span>у</text:p>
      <text:p text:style-name="P8">Специальность<text:tab/><text:tab/><text:tab/><text:tab/><text:tab/>09.03.04 Программная инженерия</text:p>
      <text:p text:style-name="P8">Фамилия, имя, отчество<text:tab/><text:tab/><text:tab/><text:tab/><text:span text:style-name="T13">Василевский Иван Дмитриевич</text:span></text:p>
      <text:p text:style-name="P8">Руководитель курсовой работы<text:tab/><text:tab/>Тимошенко Сергей Иванович </text:p>
      <text:p text:style-name="P8">Срок проектирования<text:tab/><text:tab/><text:tab/><text:tab/>с __________ по ___________</text:p>
      <text:p text:style-name="P11"/>
      <text:p text:style-name="P19"><text:span text:style-name="T1">1 Тема курсовой работы: </text:span><text:span text:style-name="T2">Разработка программы для решения задачи «</text:span><text:span text:style-name="T3">Проверка веб-страниц»</text:span><text:span text:style-name="T2">.</text:span></text:p>
      <text:p text:style-name="P18"><text:span text:style-name="T1">2 Содержание курсовой работы: </text:span>Необходимо разработать средствами <text:span text:style-name="T4">Java</text:span> программу со следующими возможностями:</text:p>
      <text:p text:style-name="P13">а) ввод/вывод параметров должен осуществляться двумя вариантами (консоль и файл);</text:p>
      <text:p text:style-name="P14">б) программа должна содержать тесты с использованием <text:span text:style-name="T4">JUnit</text:span>;</text:p>
      <text:p text:style-name="P14">в) при описании программы должны использоваться схема работы системы (ГОСТ 19.701-90) и диаграмма классов по правилам <text:span text:style-name="T4">UML</text:span>;</text:p>
      <text:p text:style-name="P14">г) оформление пояснительной записки к курсовой работе должно соответствовать ГОСТ 2.105-90, 7.32-2001 и 7.1-2003;</text:p>
      <text:p text:style-name="P15"><text:span text:style-name="T11">д) подробное описание задачи должно совпадать с условиями, приведенными </text:span><text:span text:style-name="T12">в</text:span><text:span text:style-name="T11"> книг</text:span><text:span text:style-name="T12">е</text:span><text:span text:style-name="T11"> </text:span><text:span text:style-name="T7">М. С. Долинск</text:span><text:span text:style-name="T9">ого</text:span><text:span text:style-name="T6"> </text:span><text:span text:style-name="T7">Решение сложных</text:span><text:span text:style-name="T6"> </text:span><text:span text:style-name="T7">и олимпиадных задач по программированию : </text:span><text:span text:style-name="T10">учебное пособие </text:span><text:span text:style-name="T6"><text:s/>/ </text:span><text:span text:style-name="T7">М. С. Долинский</text:span><text:span text:style-name="T6">. </text:span><text:span text:style-name="T8">–</text:span><text:span text:style-name="T6"> СПб. : Питер, 2006. </text:span><text:span text:style-name="T8">–</text:span><text:span text:style-name="T6"> </text:span><text:span text:style-name="T7">366</text:span><text:span text:style-name="T6"> с.</text:span></text:p>
      <text:p text:style-name="P12"><text:span text:style-name="T1">3 Курсовое проектирование закончено</text:span> ________________________</text:p>
      <text:p text:style-name="P12"><text:span text:style-name="T1">4 Оценка проекта</text:span> ___________________________________________</text:p>
      <text:p text:style-name="P11"/>
      <text:p text:style-name="P16">Руководитель__________________</text:p>
      <text:p text:style-name="P16"/>
      <text:p text:style-name="P17">Члены комиссии _______________<text:bookmark text:name="_Toc161993327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Times New Roman" fo:font-family="'Times New Roman'" style:font-family-generic="roman" style:font-pitch="variable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1.499cm" fo:margin-right="0cm" fo:margin-top="0cm" fo:margin-bottom="0cm" loext:contextual-spacing="false" fo:line-height="150%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indent="0cm" style:auto-text-indent="false" style:page-number="auto"/>
      <style:text-properties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 text:space-before="0.635cm" text:min-label-width="0.635cm"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0"><draw:text-box fo:min-height="0.041cm"><text:p text:style-name="MP2"><text:page-number text:select-page="current">2</text:page-number></text:p></draw:text-box></draw:frame><text:tab/><text:tab/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0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20T18:46:39.914000000</dc:date>
    <meta:generator>LibreOffice/6.0.2.1$Windows_X86_64 LibreOffice_project/f7f06a8f319e4b62f9bc5095aa112a65d2f3ac89</meta:generator>
    <meta:editing-duration>P2DT14H59M15S</meta:editing-duration>
    <meta:editing-cycles>152</meta:editing-cycles>
    <meta:document-statistic meta:table-count="0" meta:image-count="0" meta:object-count="0" meta:page-count="1" meta:paragraph-count="30" meta:word-count="178" meta:character-count="1482" meta:non-whitespace-character-count="1307"/>
  </office:meta>
</office:document-meta>
</file>